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Times New Roman'" style:font-family-asian="'Times New Roman'" style:font-family-complex="'Times New Roman'"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bold" fo:font-family="'Times New Roman'" style:font-family-asian="'Times New Roman'" style:font-family-complex="'Times New Roman'"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6.00pt" fo:font-weight="normal" fo:font-family="'Times New Roman'" style:font-family-asian="'Times New Roman'" style:font-family-complex="'Times New Roman'" fo:background-color="transparent" fo:color="#2e74b5"/>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6.00pt" fo:font-weight="normal" fo:font-family="'Times New Roman'" style:font-family-asian="'Times New Roman'" style:font-family-complex="'Times New Roman'" fo:background-color="transparent" fo:color="#2e74b5"/>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normal" fo:font-family="'Times New Roman'" style:font-family-asian="'Times New Roman'" style:font-family-complex="'Times New Roman'" fo:background-color="transparent" fo:color="#2e74b5"/>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Times New Roman'" style:font-family-asian="'Times New Roman'" style:font-family-complex="'Times New Roman'" fo:background-color="transparent" fo:color="#000000"/>
    </style:style>
    <style:style style:name="T20" style:family="text">
      <style:text-properties fo:font-size="12.00pt" fo:font-weight="bold" fo:font-family="'Times New Roman'" style:font-family-asian="'Times New Roman'" style:font-family-complex="'Times New Roman'" fo:background-color="transparent" fo:color="#000000"/>
    </style:style>
    <style:style style:name="T21" style:family="text">
      <style:text-properties fo:font-size="12.00pt" fo:font-weight="bold" fo:font-family="'Times New Roman'" style:font-family-asian="'Times New Roman'" style:font-family-complex="'Times New Roman'" fo:background-color="transparent" fo:color="#000000"/>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bold" fo:font-family="'Times New Roman'" style:font-family-asian="'Times New Roman'" style:font-family-complex="'Times New Roman'" fo:background-color="transparent" fo:color="#000000"/>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2.00pt" fo:font-weight="bold" fo:font-family="'Times New Roman'" style:font-family-asian="'Times New Roman'" style:font-family-complex="'Times New Roman'"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2.00pt" fo:font-weight="bold" fo:font-family="'Times New Roman'" style:font-family-asian="'Times New Roman'" style:font-family-complex="'Times New Roman'"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bold" fo:font-family="'Times New Roman'" style:font-family-asian="'Times New Roman'" style:font-family-complex="'Times New Roman'" fo:background-color="transparent" fo:color="#000000"/>
    </style:style>
    <style:style style:name="T45" style:family="text">
      <style:text-properties fo:font-size="12.00pt" fo:font-weight="bold" fo:font-family="'Times New Roman'" style:font-family-asian="'Times New Roman'" style:font-family-complex="'Times New Roman'" fo:background-color="transparent" fo:color="#000000"/>
    </style:style>
    <style:style style:name="T46" style:family="text">
      <style:text-properties fo:font-size="12.00pt" fo:font-weight="bold" fo:font-family="'Times New Roman'" style:font-family-asian="'Times New Roman'" style:font-family-complex="'Times New Roman'"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3" style:family="text">
      <style:text-properties fo:font-size="12.00pt" fo:font-weight="bold" fo:font-family="'Times New Roman'" style:font-family-asian="'Times New Roman'" style:font-family-complex="'Times New Roman'" fo:background-color="transparent" fo:color="#000000"/>
    </style:style>
    <style:style style:name="T54" style:family="text">
      <style:text-properties fo:font-size="12.00pt" fo:font-weight="bold" fo:font-family="'Times New Roman'" style:font-family-asian="'Times New Roman'" style:font-family-complex="'Times New Roman'" fo:background-color="transparent" fo:color="#000000"/>
    </style:style>
    <style:style style:name="T55" style:family="text">
      <style:text-properties fo:font-size="12.00pt" fo:font-weight="bold" fo:font-family="'Times New Roman'" style:font-family-asian="'Times New Roman'" style:font-family-complex="'Times New Roman'"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2" style:family="text">
      <style:text-properties fo:font-size="12.00pt" fo:font-weight="bold" fo:font-family="'Times New Roman'" style:font-family-asian="'Times New Roman'" style:font-family-complex="'Times New Roman'"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Times New Roman'" style:font-family-asian="'Times New Roman'" style:font-family-complex="'Times New Roman'"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bold" fo:font-family="'Times New Roman'" style:font-family-asian="'Times New Roman'" style:font-family-complex="'Times New Roman'"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normal" fo:font-family="'Times New Roman'" style:font-family-asian="'Times New Roman'" style:font-family-complex="'Times New Roman'" fo:background-color="transparent"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2.00pt" fo:font-weight="bold" fo:font-family="'Times New Roman'" style:font-family-asian="'Times New Roman'" style:font-family-complex="'Times New Roman'" fo:background-color="transparent" fo:color="#000000"/>
    </style:style>
    <style:style style:name="T71" style:family="text">
      <style:text-properties fo:font-size="12.00pt" fo:font-weight="bold" fo:font-family="'Times New Roman'" style:font-family-asian="'Times New Roman'" style:font-family-complex="'Times New Roman'" fo:background-color="transparent" fo:color="#000000"/>
    </style:style>
    <style:style style:name="T72" style:family="text">
      <style:text-properties fo:font-size="12.00pt" fo:font-weight="bold" fo:font-family="'Times New Roman'" style:font-family-asian="'Times New Roman'" style:font-family-complex="'Times New Roman'" fo:background-color="transparent" fo:color="#000000"/>
    </style:style>
    <style:style style:name="T73" style:family="text">
      <style:text-properties fo:font-size="12.00pt" fo:font-weight="bold" fo:font-family="'Times New Roman'" style:font-family-asian="'Times New Roman'" style:font-family-complex="'Times New Roman'"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fo:color="#000000"/>
    </style:style>
    <style:style style:name="T7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7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7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7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bold" fo:font-family="'Times New Roman'" style:font-family-asian="'Times New Roman'" style:font-family-complex="'Times New Roman'" fo:background-color="transparent" fo:color="#000000"/>
    </style:style>
    <style:style style:name="T82" style:family="text">
      <style:text-properties fo:font-size="12.00pt" fo:font-weight="bold" fo:font-family="'Times New Roman'" style:font-family-asian="'Times New Roman'" style:font-family-complex="'Times New Roman'" fo:background-color="transparent" fo:color="#000000"/>
    </style:style>
    <style:style style:name="T83" style:family="text">
      <style:text-properties fo:font-size="12.00pt" fo:font-weight="bold" fo:font-family="'Times New Roman'" style:font-family-asian="'Times New Roman'" style:font-family-complex="'Times New Roman'" fo:background-color="transparent" fo:color="#000000"/>
    </style:style>
    <style:style style:name="T84" style:family="text">
      <style:text-properties fo:font-size="12.00pt" fo:font-weight="bold" fo:font-family="'Times New Roman'" style:font-family-asian="'Times New Roman'" style:font-family-complex="'Times New Roman'" fo:background-color="transparent"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8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9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bold" fo:font-family="'Times New Roman'" style:font-family-asian="'Times New Roman'" style:font-family-complex="'Times New Roman'" fo:background-color="transparent" fo:color="#000000"/>
    </style:style>
    <style:style style:name="T93" style:family="text">
      <style:text-properties fo:font-size="12.00pt" fo:font-weight="bold" fo:font-family="'Times New Roman'" style:font-family-asian="'Times New Roman'" style:font-family-complex="'Times New Roman'" fo:background-color="transparent" fo:color="#000000"/>
    </style:style>
    <style:style style:name="T94" style:family="text">
      <style:text-properties fo:font-size="12.00pt" fo:font-weight="bold" fo:font-family="'Times New Roman'" style:font-family-asian="'Times New Roman'" style:font-family-complex="'Times New Roman'" fo:background-color="transparent" fo:color="#000000"/>
    </style:style>
    <style:style style:name="T95" style:family="text">
      <style:text-properties fo:font-size="12.00pt" fo:font-weight="normal" fo:font-family="'Times New Roman'" style:font-family-asian="'Times New Roman'" style:font-family-complex="'Times New Roman'" fo:background-color="transparent" fo:color="#000000"/>
    </style:style>
    <style:style style:name="T9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9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9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bold" fo:font-family="'Times New Roman'" style:font-family-asian="'Times New Roman'" style:font-family-complex="'Times New Roman'" fo:background-color="transparent" fo:color="#000000"/>
    </style:style>
    <style:style style:name="T101" style:family="text">
      <style:text-properties fo:font-size="12.00pt" fo:font-weight="bold" fo:font-family="'Times New Roman'" style:font-family-asian="'Times New Roman'" style:font-family-complex="'Times New Roman'" fo:background-color="transparent" fo:color="#000000"/>
    </style:style>
    <style:style style:name="T102" style:family="text">
      <style:text-properties fo:font-size="12.00pt" fo:font-weight="bold" fo:font-family="'Times New Roman'" style:font-family-asian="'Times New Roman'" style:font-family-complex="'Times New Roman'" fo:background-color="transparent" fo:color="#000000"/>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bold" fo:font-family="'Times New Roman'" style:font-family-asian="'Times New Roman'" style:font-family-complex="'Times New Roman'" fo:background-color="transparent" fo:color="#000000"/>
    </style:style>
    <style:style style:name="T110" style:family="text">
      <style:text-properties fo:font-size="12.00pt" fo:font-weight="bold" fo:font-family="'Times New Roman'" style:font-family-asian="'Times New Roman'" style:font-family-complex="'Times New Roman'" fo:background-color="transparent" fo:color="#000000"/>
    </style:style>
    <style:style style:name="T111" style:family="text">
      <style:text-properties fo:font-size="12.00pt" fo:font-weight="bold" fo:font-family="'Times New Roman'" style:font-family-asian="'Times New Roman'" style:font-family-complex="'Times New Roman'" fo:background-color="transparent" fo:color="#000000"/>
    </style:style>
    <style:style style:name="T112" style:family="text">
      <style:text-properties fo:font-size="12.00pt" fo:font-weight="normal" fo:font-family="'Times New Roman'" style:font-family-asian="'Times New Roman'" style:font-family-complex="'Times New Roman'" fo:background-color="transparent"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bold" fo:font-family="'Times New Roman'" style:font-family-asian="'Times New Roman'" style:font-family-complex="'Times New Roman'" fo:background-color="transparent" fo:color="#000000"/>
    </style:style>
    <style:style style:name="T120" style:family="text">
      <style:text-properties fo:font-size="12.00pt" fo:font-weight="bold" fo:font-family="'Times New Roman'" style:font-family-asian="'Times New Roman'" style:font-family-complex="'Times New Roman'" fo:background-color="transparent" fo:color="#000000"/>
    </style:style>
    <style:style style:name="T121" style:family="text">
      <style:text-properties fo:font-size="12.00pt" fo:font-weight="bold" fo:font-family="'Times New Roman'" style:font-family-asian="'Times New Roman'" style:font-family-complex="'Times New Roman'" fo:background-color="transparent" fo:color="#000000"/>
    </style:style>
    <style:style style:name="T122" style:family="text">
      <style:text-properties fo:font-size="12.00pt" fo:font-weight="normal" fo:font-family="'Times New Roman'" style:font-family-asian="'Times New Roman'" style:font-family-complex="'Times New Roman'" fo:background-color="transparent" fo:color="#000000"/>
    </style:style>
    <style:style style:name="T123" style:family="text">
      <style:text-properties fo:font-size="12.00pt" fo:font-weight="normal" fo:font-family="'Times New Roman'" style:font-family-asian="'Times New Roman'" style:font-family-complex="'Times New Roman'" fo:background-color="transparent" fo:color="#000000"/>
    </style:style>
    <style:style style:name="T124" style:family="text">
      <style:text-properties fo:font-size="12.00pt" fo:font-weight="normal" fo:font-family="'Times New Roman'" style:font-family-asian="'Times New Roman'" style:font-family-complex="'Times New Roman'" fo:background-color="transparent" fo:color="#000000"/>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bold" fo:font-family="'Times New Roman'" style:font-family-asian="'Times New Roman'" style:font-family-complex="'Times New Roman'" fo:background-color="transparent" fo:color="#000000"/>
    </style:style>
    <style:style style:name="T132" style:family="text">
      <style:text-properties fo:font-size="12.00pt" fo:font-weight="bold" fo:font-family="'Times New Roman'" style:font-family-asian="'Times New Roman'" style:font-family-complex="'Times New Roman'" fo:background-color="transparent" fo:color="#000000"/>
    </style:style>
    <style:style style:name="T133" style:family="text">
      <style:text-properties fo:font-size="12.00pt" fo:font-weight="bold" fo:font-family="'Times New Roman'" style:font-family-asian="'Times New Roman'" style:font-family-complex="'Times New Roman'" fo:background-color="transparent" fo:color="#000000"/>
    </style:style>
    <style:style style:name="T134" style:family="text">
      <style:text-properties fo:font-size="12.00pt" fo:font-weight="bold" fo:font-family="'Times New Roman'" style:font-family-asian="'Times New Roman'" style:font-family-complex="'Times New Roman'" fo:background-color="transparent" fo:color="#000000"/>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bold" fo:font-family="'Times New Roman'" style:font-family-asian="'Times New Roman'" style:font-family-complex="'Times New Roman'" fo:background-color="transparent" fo:color="#000000"/>
    </style:style>
    <style:style style:name="T142" style:family="text">
      <style:text-properties fo:font-size="12.00pt" fo:font-weight="bold" fo:font-family="'Times New Roman'" style:font-family-asian="'Times New Roman'" style:font-family-complex="'Times New Roman'" fo:background-color="transparent" fo:color="#000000"/>
    </style:style>
    <style:style style:name="T143" style:family="text">
      <style:text-properties fo:font-size="12.00pt" fo:font-weight="bold" fo:font-family="'Times New Roman'" style:font-family-asian="'Times New Roman'" style:font-family-complex="'Times New Roman'" fo:background-color="transparent" fo:color="#000000"/>
    </style:style>
    <style:style style:name="T144" style:family="text">
      <style:text-properties fo:font-size="12.00pt" fo:font-weight="normal" fo:font-family="'Times New Roman'" style:font-family-asian="'Times New Roman'" style:font-family-complex="'Times New Roman'" fo:background-color="transparent" fo:color="#000000"/>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6.00pt" fo:font-weight="normal" fo:font-family="'Times New Roman'" style:font-family-asian="'Times New Roman'" style:font-family-complex="'Times New Roman'" fo:background-color="transparent" fo:color="#2e74b5"/>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6.00pt" fo:font-weight="normal" fo:font-family="'Times New Roman'" style:font-family-asian="'Times New Roman'" style:font-family-complex="'Times New Roman'" fo:background-color="transparent" fo:color="#2e74b5"/>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fo:font-family="'Times New Roman'" style:font-family-asian="'Times New Roman'" style:font-family-complex="'Times New Roman'" fo:background-color="transparent" style:use-window-font-color="true"/>
    </style:style>
    <style:style style:name="T1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2" style:family="text">
      <style:text-properties fo:font-size="12.00pt" fo:font-weight="normal" fo:font-family="'Times New Roman'" style:font-family-asian="'Times New Roman'" style:font-family-complex="'Times New Roman'" fo:background-color="transparent" style:use-window-font-color="true"/>
    </style:style>
    <style:style style:name="T1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4" style:family="text">
      <style:text-properties fo:font-size="12.00pt" fo:font-weight="normal" fo:font-family="'Times New Roman'" style:font-family-asian="'Times New Roman'" style:font-family-complex="'Times New Roman'" fo:background-color="transparent" style:use-window-font-color="true"/>
    </style:style>
    <style:style style:name="T155" style:family="text">
      <style:text-properties fo:font-size="12.00pt" fo:font-weight="normal" fo:font-family="'Times New Roman'" style:font-family-asian="'Times New Roman'" style:font-family-complex="'Times New Roman'" fo:background-color="transparent" fo:color="#000000"/>
    </style:style>
    <style:style style:name="T15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2.00pt" fo:font-weight="normal" fo:font-family="'Times New Roman'" style:font-family-asian="'Times New Roman'" style:font-family-complex="'Times New Roman'" fo:background-color="transparent" fo:color="#000000"/>
    </style:style>
    <style:style style:name="T159" style:family="text">
      <style:text-properties fo:font-size="12.00pt" fo:font-weight="bold" fo:font-family="'Times New Roman'" style:font-family-asian="'Times New Roman'" style:font-family-complex="'Times New Roman'" fo:background-color="transparent" fo:color="#000000"/>
    </style:style>
    <style:style style:name="T160" style:family="text">
      <style:text-properties fo:font-size="10.00pt" fo:font-weight="normal" fo:font-family="'Times New Roman'" style:font-family-asian="'Times New Roman'" style:font-family-complex="'Times New Roman'" fo:background-color="transparent" fo:color="#000000"/>
    </style:style>
    <style:style style:name="T161" style:family="text">
      <style:text-properties fo:font-size="12.00pt" fo:font-weight="bold" fo:font-family="'Times New Roman'" style:font-family-asian="'Times New Roman'" style:font-family-complex="'Times New Roman'" fo:background-color="transparent" fo:color="#000000"/>
    </style:style>
    <style:style style:name="T162" style:family="text">
      <style:text-properties fo:font-size="10.00pt" fo:font-weight="normal" fo:font-family="'Times New Roman'" style:font-family-asian="'Times New Roman'" style:font-family-complex="'Times New Roman'" fo:background-color="transparent" fo:color="#000000"/>
    </style:style>
    <style:style style:name="T163" style:family="text">
      <style:text-properties fo:font-size="12.00pt" fo:font-weight="bold" fo:font-family="'Times New Roman'" style:font-family-asian="'Times New Roman'" style:font-family-complex="'Times New Roman'" fo:background-color="transparent" fo:color="#000000"/>
    </style:style>
    <style:style style:name="T164" style:family="text">
      <style:text-properties fo:font-size="10.00pt" fo:font-weight="normal" fo:font-family="'Times New Roman'" style:font-family-asian="'Times New Roman'" style:font-family-complex="'Times New Roman'" fo:background-color="transparent" fo:color="#000000"/>
    </style:style>
    <style:style style:name="T165" style:family="text">
      <style:text-properties fo:font-size="12.00pt" fo:font-weight="bold" fo:font-family="'Times New Roman'" style:font-family-asian="'Times New Roman'" style:font-family-complex="'Times New Roman'" fo:background-color="transparent" fo:color="#000000"/>
    </style:style>
    <style:style style:name="T166" style:family="text">
      <style:text-properties fo:font-size="10.00pt" fo:font-weight="normal" fo:font-family="'Times New Roman'" style:font-family-asian="'Times New Roman'" style:font-family-complex="'Times New Roman'" fo:background-color="transparent" fo:color="#000000"/>
    </style:style>
    <style:style style:name="T167" style:family="text">
      <style:text-properties fo:font-size="12.00pt" fo:font-weight="bold" fo:font-family="'Times New Roman'" style:font-family-asian="'Times New Roman'" style:font-family-complex="'Times New Roman'" fo:background-color="transparent" fo:color="#000000"/>
    </style:style>
    <style:style style:name="T168" style:family="text">
      <style:text-properties fo:font-size="12.00pt" fo:font-weight="bold" fo:font-family="'Times New Roman'" style:font-family-asian="'Times New Roman'" style:font-family-complex="'Times New Roman'" fo:background-color="transparent" fo:color="#000000"/>
    </style:style>
    <style:style style:name="T169" style:family="text">
      <style:text-properties fo:font-size="12.00pt" fo:font-weight="bold" fo:font-family="'Times New Roman'" style:font-family-asian="'Times New Roman'" style:font-family-complex="'Times New Roman'" fo:background-color="transparent" fo:color="#000000"/>
    </style:style>
    <style:style style:name="T170" style:family="text">
      <style:text-properties fo:font-size="10.00pt" fo:font-weight="normal" fo:font-family="'Times New Roman'" style:font-family-asian="'Times New Roman'" style:font-family-complex="'Times New Roman'" fo:background-color="transparent" fo:color="#000000"/>
    </style:style>
    <style:style style:name="T171" style:family="text">
      <style:text-properties fo:font-size="12.00pt" fo:font-weight="bold" fo:font-family="'Times New Roman'" style:font-family-asian="'Times New Roman'" style:font-family-complex="'Times New Roman'" fo:background-color="transparent" fo:color="#000000"/>
    </style:style>
    <style:style style:name="T172" style:family="text">
      <style:text-properties fo:font-size="10.00pt" fo:font-weight="normal" fo:font-family="'Times New Roman'" style:font-family-asian="'Times New Roman'" style:font-family-complex="'Times New Roman'" fo:background-color="transparent" fo:color="#000000"/>
    </style:style>
    <style:style style:name="T173" style:family="text">
      <style:text-properties fo:font-size="12.00pt" fo:font-weight="bold" fo:font-family="'Times New Roman'" style:font-family-asian="'Times New Roman'" style:font-family-complex="'Times New Roman'" fo:background-color="transparent" fo:color="#000000"/>
    </style:style>
    <style:style style:name="T174" style:family="text">
      <style:text-properties fo:font-size="12.00pt" fo:font-weight="bold" fo:font-family="'Times New Roman'" style:font-family-asian="'Times New Roman'" style:font-family-complex="'Times New Roman'" fo:background-color="transparent" fo:color="#000000"/>
    </style:style>
    <style:style style:name="T175" style:family="text">
      <style:text-properties fo:font-size="12.00pt" fo:font-weight="bold" fo:font-family="'Times New Roman'" style:font-family-asian="'Times New Roman'" style:font-family-complex="'Times New Roman'" fo:background-color="transparent" fo:color="#000000"/>
    </style:style>
    <style:style style:name="T176" style:family="text">
      <style:text-properties fo:font-size="10.00pt" fo:font-weight="normal" fo:font-family="'Times New Roman'" style:font-family-asian="'Times New Roman'" style:font-family-complex="'Times New Roman'" fo:background-color="transparent" fo:color="#000000"/>
    </style:style>
    <style:style style:name="T177" style:family="text">
      <style:text-properties fo:font-size="10.00pt" fo:font-weight="normal" fo:font-family="'Times New Roman'" style:font-family-asian="'Times New Roman'" style:font-family-complex="'Times New Roman'" fo:background-color="transparent" fo:color="#000000"/>
    </style:style>
    <style:style style:name="T178" style:family="text">
      <style:text-properties fo:font-size="12.00pt" fo:font-weight="bold" fo:font-family="'Times New Roman'" style:font-family-asian="'Times New Roman'" style:font-family-complex="'Times New Roman'" fo:background-color="transparent" fo:color="#000000"/>
    </style:style>
    <style:style style:name="T179" style:family="text">
      <style:text-properties fo:font-size="10.00pt" fo:font-weight="normal" fo:font-family="'Times New Roman'" style:font-family-asian="'Times New Roman'" style:font-family-complex="'Times New Roman'" fo:background-color="transparent" fo:color="#000000"/>
    </style:style>
    <style:style style:name="P1" style:family="paragraph">
      <style:paragraph-properties fo:line-height="150.00%" fo:text-align="center"/>
    </style:style>
    <style:style style:name="P2" style:family="paragraph">
      <style:paragraph-properties fo:line-height="150.00%" fo:text-align="justify"/>
    </style:style>
    <style:style style:name="P3" style:family="paragraph">
      <style:paragraph-properties fo:line-height="150.00%" fo:text-align="center"/>
    </style:style>
    <style:style style:name="P4" style:family="paragraph">
      <style:paragraph-properties fo:line-height="150.00%" fo:text-align="justify"/>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50.00%" fo:text-align="justify" fo:margin-left="-18.00pt" fo:text-indent="18.00pt" fo:margin-top="12.00pt"/>
    </style:style>
    <style:style style:name="P6" style:family="paragraph">
      <style:paragraph-properties fo:line-height="150.00%" fo:text-align="justify" fo:margin-bottom="6.00pt"/>
    </style:style>
    <style:style style:name="P7" style:family="paragraph">
      <style:paragraph-properties fo:line-height="150.00%" fo:text-align="justify"/>
    </style:style>
    <text:list-style style:name="L8">
      <text:list-level-style-bullet text:level="1" text:bullet-char="•">
        <style:list-level-properties text:space-before="0.00pt" text:min-label-width="18.00pt"/>
        <style:text-properties fo:font-family="Symbol"/>
      </text:list-level-style-bullet>
    </text:list-style>
    <style:style style:name="P8" style:family="paragraph">
      <style:paragraph-properties fo:line-height="150.00%" fo:text-align="justify" fo:margin-left="-18.00pt" fo:text-indent="18.00pt" fo:margin-top="12.00pt"/>
    </style:style>
    <style:style style:name="P9" style:family="paragraph">
      <style:paragraph-properties fo:line-height="150.00%" fo:text-align="justify" fo:margin-bottom="6.00pt"/>
    </style:style>
    <style:style style:name="P10" style:family="paragraph">
      <style:paragraph-properties fo:line-height="150.00%" fo:text-align="justify"/>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50.00%" fo:text-align="justify" fo:margin-left="-18.00pt" fo:text-indent="18.00pt" fo:margin-top="12.00pt"/>
    </style:style>
    <style:style style:name="P12" style:family="paragraph">
      <style:paragraph-properties fo:line-height="150.00%" fo:text-align="justify"/>
    </style:style>
    <style:style style:name="P13" style:family="paragraph">
      <style:paragraph-properties fo:line-height="120.00%" fo:text-align="right" fo:margin-bottom="14.15pt"/>
    </style:style>
    <style:style style:name="P14" style:family="paragraph">
      <style:paragraph-properties fo:line-height="150.00%" fo:text-align="justify"/>
    </style:style>
    <style:style style:name="P15" style:family="paragraph">
      <style:paragraph-properties fo:line-height="150.00%" fo:text-align="center"/>
    </style:style>
    <style:style style:name="P16" style:family="paragraph">
      <style:paragraph-properties fo:line-height="150.00%" fo:text-align="justify"/>
    </style:style>
    <style:style style:name="P17" style:family="paragraph">
      <style:paragraph-properties fo:line-height="120.00%" fo:text-align="right" fo:margin-bottom="14.15pt"/>
    </style:style>
    <style:style style:name="P18" style:family="paragraph">
      <style:paragraph-properties fo:line-height="150.00%" fo:text-align="justify"/>
    </style:style>
    <style:style style:name="P19" style:family="paragraph">
      <style:paragraph-properties fo:line-height="150.00%" fo:text-align="center"/>
    </style:style>
    <style:style style:name="P20" style:family="paragraph">
      <style:paragraph-properties fo:line-height="150.00%" fo:text-align="justify"/>
    </style:style>
    <style:style style:name="P21" style:family="paragraph">
      <style:paragraph-properties fo:line-height="100.00%" fo:text-align="right"/>
    </style:style>
    <style:style style:name="P22" style:family="paragraph">
      <style:paragraph-properties fo:line-height="150.00%" fo:text-align="justify"/>
    </style:style>
    <style:style style:name="P23" style:family="paragraph">
      <style:paragraph-properties fo:line-height="150.00%" fo:text-align="center"/>
    </style:style>
    <style:style style:name="P24" style:family="paragraph">
      <style:paragraph-properties fo:line-height="100.00%" fo:text-align="right"/>
    </style:style>
    <style:style style:name="P25" style:family="paragraph">
      <style:paragraph-properties fo:line-height="150.00%" fo:text-align="justify"/>
    </style:style>
    <style:style style:name="P26" style:family="paragraph">
      <style:paragraph-properties fo:line-height="150.00%" fo:text-align="center" fo:margin-bottom="14.15pt"/>
    </style:style>
    <style:style style:name="P27" style:family="paragraph">
      <style:paragraph-properties fo:line-height="100.00%" fo:text-align="right"/>
    </style:style>
    <style:style style:name="P28" style:family="paragraph">
      <style:paragraph-properties fo:line-height="150.00%" fo:text-align="justify" fo:margin-bottom="14.15pt"/>
    </style:style>
    <style:style style:name="P29" style:family="paragraph">
      <style:paragraph-properties fo:line-height="120.00%" fo:text-align="left" fo:margin-bottom="14.15pt"/>
    </style:style>
    <style:style style:name="P30" style:family="paragraph">
      <style:paragraph-properties fo:line-height="100.00%" fo:text-align="right"/>
    </style:style>
    <style:style style:name="P31" style:family="paragraph">
      <style:paragraph-properties fo:line-height="120.00%" fo:text-align="left" fo:margin-bottom="14.15pt"/>
    </style:style>
    <style:style style:name="P32" style:family="paragraph">
      <style:paragraph-properties fo:line-height="150.00%" fo:text-align="justify" fo:margin-bottom="14.15pt"/>
    </style:style>
    <style:style style:name="P33" style:family="paragraph">
      <style:paragraph-properties fo:line-height="120.00%" fo:text-align="left" fo:margin-bottom="14.15pt"/>
    </style:style>
    <style:style style:name="P34" style:family="paragraph">
      <style:paragraph-properties fo:line-height="100.00%" fo:text-align="right"/>
    </style:style>
    <style:style style:name="P35" style:family="paragraph">
      <style:paragraph-properties fo:line-height="120.00%" fo:text-align="left" fo:margin-bottom="14.15pt"/>
    </style:style>
    <style:style style:name="P36" style:family="paragraph">
      <style:paragraph-properties fo:line-height="140.00%" fo:text-align="justify"/>
    </style:style>
    <style:style style:name="P37" style:family="paragraph">
      <style:paragraph-properties fo:line-height="120.00%" fo:text-align="left" fo:margin-bottom="14.15pt"/>
    </style:style>
    <style:style style:name="P38" style:family="paragraph">
      <style:paragraph-properties fo:line-height="150.00%" fo:text-align="center" fo:margin-left="-18.00pt" fo:text-indent="18.00pt" fo:margin-top="12.00pt"/>
    </style:style>
    <style:style style:name="P39" style:family="paragraph">
      <style:paragraph-properties fo:line-height="150.00%" fo:text-align="justify" fo:margin-top="12.00pt"/>
    </style:style>
    <style:style style:name="P40" style:family="paragraph">
      <style:paragraph-properties fo:line-height="100.00%" fo:text-align="right"/>
    </style:style>
    <style:style style:name="P41" style:family="paragraph">
      <style:paragraph-properties fo:line-height="150.00%" fo:text-align="justify" fo:margin-top="12.00pt"/>
    </style:style>
    <style:style style:name="P42" style:family="paragraph">
      <style:paragraph-properties fo:line-height="150.00%" fo:text-align="center" fo:margin-left="-18.00pt" fo:text-indent="18.00pt" fo:margin-top="12.00pt"/>
    </style:style>
    <style:style style:name="P43" style:family="paragraph">
      <style:paragraph-properties fo:line-height="100.00%" fo:text-align="right"/>
    </style:style>
    <style:style style:name="P44" style:family="paragraph">
      <style:paragraph-properties fo:line-height="150.00%" fo:text-align="justify" fo:margin-top="12.00pt"/>
    </style:style>
    <style:style style:name="P45" style:family="paragraph">
      <style:paragraph-properties fo:line-height="150.00%" fo:text-align="center" fo:margin-top="12.00pt"/>
    </style:style>
    <style:style style:name="P46" style:family="paragraph">
      <style:paragraph-properties fo:line-height="150.00%" fo:text-align="justify" fo:margin-left="-18.00pt" fo:text-indent="18.00pt" fo:margin-top="12.00pt"/>
    </style:style>
    <style:style style:name="P47" style:family="paragraph">
      <style:paragraph-properties fo:line-height="100.00%" fo:text-align="right"/>
    </style:style>
    <style:style style:name="P48" style:family="paragraph">
      <style:paragraph-properties fo:line-height="150.00%" fo:text-align="justify" fo:margin-top="12.00pt"/>
    </style:style>
    <style:style style:name="P49" style:family="paragraph">
      <style:paragraph-properties fo:line-height="150.00%" fo:text-align="justify" fo:margin-left="-18.00pt" fo:text-indent="18.00pt" fo:margin-top="12.00pt"/>
    </style:style>
    <style:style style:name="P50" style:family="paragraph">
      <style:paragraph-properties fo:line-height="150.00%" fo:text-align="center" fo:margin-left="-18.00pt" fo:text-indent="18.00pt" fo:margin-top="12.00pt"/>
    </style:style>
    <style:style style:name="P51" style:family="paragraph">
      <style:paragraph-properties fo:line-height="150.00%" fo:text-align="justify" fo:margin-left="-18.00pt" fo:text-indent="18.00pt" fo:margin-top="12.00pt"/>
    </style:style>
    <style:style style:name="P52" style:family="paragraph">
      <style:paragraph-properties fo:line-height="100.00%" fo:text-align="right"/>
    </style:style>
    <style:style style:name="P53" style:family="paragraph">
      <style:paragraph-properties fo:line-height="150.00%" fo:text-align="justify" fo:margin-top="12.00pt"/>
    </style:style>
    <style:style style:name="P54" style:family="paragraph">
      <style:paragraph-properties fo:line-height="150.00%" fo:text-align="center" fo:margin-top="12.00pt"/>
    </style:style>
    <style:style style:name="P55" style:family="paragraph">
      <style:paragraph-properties fo:line-height="150.00%" fo:text-align="justify" fo:margin-left="-18.00pt" fo:text-indent="18.00pt" fo:margin-top="12.00pt"/>
    </style:style>
    <style:style style:name="P56" style:family="paragraph">
      <style:paragraph-properties fo:line-height="100.00%" fo:text-align="right"/>
    </style:style>
    <style:style style:name="P57" style:family="paragraph">
      <style:paragraph-properties fo:line-height="150.00%" fo:text-align="justify" fo:margin-top="12.00pt"/>
    </style:style>
    <style:style style:name="P58" style:family="paragraph">
      <style:paragraph-properties fo:line-height="150.00%" fo:text-align="justify" fo:margin-left="-18.00pt" fo:text-indent="18.00pt" fo:margin-top="12.00pt"/>
    </style:style>
    <style:style style:name="P59" style:family="paragraph">
      <style:paragraph-properties fo:line-height="150.00%" fo:text-align="center" fo:margin-left="-18.00pt" fo:text-indent="18.00pt" fo:margin-top="12.00pt"/>
    </style:style>
    <style:style style:name="P60" style:family="paragraph">
      <style:paragraph-properties fo:line-height="150.00%" fo:text-align="justify" fo:margin-left="-18.00pt" fo:text-indent="18.00pt" fo:margin-top="12.00pt"/>
    </style:style>
    <style:style style:name="P61" style:family="paragraph">
      <style:paragraph-properties fo:line-height="100.00%" fo:text-align="right"/>
    </style:style>
    <style:style style:name="P62" style:family="paragraph">
      <style:paragraph-properties fo:line-height="150.00%" fo:text-align="justify" fo:margin-top="12.00pt"/>
    </style:style>
    <style:style style:name="P63" style:family="paragraph">
      <style:paragraph-properties fo:line-height="150.00%" fo:text-align="justify" fo:margin-left="-18.00pt" fo:text-indent="18.00pt" fo:margin-top="12.00pt"/>
    </style:style>
    <style:style style:name="P64" style:family="paragraph">
      <style:paragraph-properties fo:line-height="150.00%" fo:text-align="center" fo:margin-left="-18.00pt" fo:text-indent="18.00pt" fo:margin-top="12.00pt"/>
    </style:style>
    <style:style style:name="P65" style:family="paragraph">
      <style:paragraph-properties fo:line-height="100.00%" fo:text-align="right"/>
    </style:style>
    <style:style style:name="P66" style:family="paragraph">
      <style:paragraph-properties fo:line-height="150.00%" fo:text-align="justify" fo:margin-top="12.00pt"/>
    </style:style>
    <style:style style:name="P67" style:family="paragraph">
      <style:paragraph-properties fo:line-height="150.00%" fo:text-align="justify" fo:margin-left="-18.00pt" fo:text-indent="18.00pt" fo:margin-top="12.00pt"/>
    </style:style>
    <text:list-style style:name="L68">
      <text:list-level-style-bullet text:level="1" text:bullet-char="•">
        <style:list-level-properties text:space-before="0.00pt" text:min-label-width="18.00pt"/>
        <style:text-properties fo:font-family="Symbol"/>
      </text:list-level-style-bullet>
    </text:list-style>
    <style:style style:name="P68" style:family="paragraph">
      <style:paragraph-properties fo:line-height="150.00%" fo:text-align="justify" fo:margin-left="-18.00pt" fo:text-indent="18.00pt" fo:margin-top="12.00pt"/>
    </style:style>
    <style:style style:name="P69" style:family="paragraph">
      <style:paragraph-properties fo:line-height="150.00%" fo:text-align="justify" fo:margin-bottom="6.00pt"/>
    </style:style>
    <text:list-style style:name="L70">
      <text:list-level-style-bullet text:level="1" text:bullet-char="•">
        <style:list-level-properties text:space-before="0.00pt" text:min-label-width="18.00pt"/>
        <style:text-properties fo:font-family="Symbol"/>
      </text:list-level-style-bullet>
    </text:list-style>
    <style:style style:name="P70" style:family="paragraph">
      <style:paragraph-properties fo:line-height="150.00%" fo:text-align="justify" fo:margin-left="-18.00pt" fo:text-indent="18.00pt" fo:margin-top="12.00pt"/>
    </style:style>
    <style:style style:name="P71" style:family="paragraph">
      <style:paragraph-properties fo:line-height="150.00%" fo:text-align="justify" fo:margin-bottom="6.00pt"/>
    </style:style>
    <style:style style:name="P72" style:family="paragraph">
      <style:paragraph-properties fo:line-height="150.00%" fo:text-align="justify"/>
    </style:style>
    <style:style style:name="P73" style:family="paragraph">
      <style:paragraph-properties fo:line-height="120.00%" fo:text-align="left" fo:margin-bottom="14.15pt"/>
    </style:style>
    <style:style style:name="P74" style:family="paragraph">
      <style:paragraph-properties fo:line-height="150.00%" fo:text-align="justify"/>
    </style:style>
    <style:style style:name="P75" style:family="paragraph">
      <style:paragraph-properties fo:line-height="100.00%" fo:text-align="left" fo:margin-bottom="8.35pt"/>
    </style:style>
    <style:style style:name="P76" style:family="paragraph">
      <style:paragraph-properties fo:line-height="150.00%" fo:text-align="left" fo:margin-top="12.00pt" fo:margin-bottom="6.00pt"/>
    </style:style>
    <style:style style:name="P77" style:family="paragraph">
      <style:paragraph-properties fo:line-height="100.00%" fo:text-align="left" fo:margin-bottom="14.15pt"/>
    </style:style>
    <style:style style:name="P78" style:family="paragraph">
      <style:paragraph-properties fo:line-height="100.00%" fo:text-align="left" fo:margin-top="12.00pt" fo:margin-bottom="6.00pt"/>
    </style:style>
    <style:style style:name="P79" style:family="paragraph">
      <style:paragraph-properties fo:line-height="100.00%" fo:text-align="left" fo:margin-bottom="14.15p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14.15pt"/>
    </style:style>
    <style:style style:name="P82" style:family="paragraph">
      <style:paragraph-properties fo:line-height="100.00%" fo:text-align="left" fo:margin-top="12.00pt" fo:margin-bottom="6.00pt"/>
    </style:style>
    <style:style style:name="P83" style:family="paragraph">
      <style:paragraph-properties fo:line-height="100.00%" fo:text-align="left" fo:margin-bottom="14.15pt"/>
    </style:style>
    <style:style style:name="P84" style:family="paragraph">
      <style:paragraph-properties fo:line-height="150.00%" fo:text-align="left" fo:margin-top="12.00pt" fo:margin-bottom="6.00pt"/>
    </style:style>
    <style:style style:name="P85" style:family="paragraph">
      <style:paragraph-properties fo:line-height="120.00%" fo:text-align="left" fo:margin-bottom="14.15pt"/>
    </style:style>
    <style:style style:name="P86" style:family="paragraph">
      <style:paragraph-properties fo:line-height="100.00%" fo:text-align="left" fo:margin-bottom="14.15pt"/>
    </style:style>
    <style:style style:name="P87" style:family="paragraph">
      <style:paragraph-properties fo:line-height="150.00%" fo:text-align="left" fo:margin-top="12.00pt" fo:margin-bottom="6.00pt"/>
    </style:style>
    <style:style style:name="P88" style:family="paragraph">
      <style:paragraph-properties fo:line-height="100.00%" fo:text-align="left" fo:margin-bottom="14.15pt"/>
    </style:style>
  </office:automatic-styles>
  <office:body>
    <office:text>
      <text:p text:style-name="P1"><text:span text:style-name="T1">UNIVERSIDADE FEDERAL DE MINAS GERAIS</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3"><text:span text:style-name="T3">Trabalho de Estatística</text:span></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5">Celso Junio Simões de Oliveira Santos</text:span></text:p>
      <text:p text:style-name="P4"><text:span text:style-name="T5">Felipe Matheus Guimarães dos Santos</text:span></text:p>
      <text:p text:style-name="P4"><text:span text:style-name="T5">Leandro Marques Venceslau de Souza</text:span></text:p>
      <text:p text:style-name="P4"><text:span text:style-name="T5">Lucas Marinho Morais dos Reis</text:span></text:p>
      <text:p text:style-name="P4"><text:span text:style-name="T5">Matheus Ferreira Coelho</text:span></text:p>
      <text:p text:style-name="P4"><text:span text:style-name="T5">Willian Douglas Brito Braga</text:span></text:p>
      <text:p text:style-name="P4"><text:span text:style-name="T6"/></text:p>
      <text:list text:style-name="L5">
        <text:list-item>
          <text:p text:style-name="P5"><text:span text:style-name="T7">INTRODUÇÃO</text:span></text:p>
        </text:list-item>
      </text:list>
      <text:p text:style-name="P6"><text:span text:style-name="T8"/></text:p>
      <text:p text:style-name="P6"><text:span text:style-name="T9"><text:tab/>Um banco de dados foi formulado a partir de um questionário aplicado na turma TN do curso de Estatística e Probabilidades, ministrado pela professora Lourdes Coral Contreras Montenegro em 2019/02.</text:span></text:p>
      <text:p text:style-name="P7"><text:span text:style-name="T9"><text:tab/>Este trabalho tem como objetivo estabelecer e analisar relações entre as diferentes variáveis presentes nessa database, de forma a extrair informações relevantes, tudo isso pautado na teoria estatística aprendida em sala de aula.</text:span></text:p>
      <text:list text:style-name="L8">
        <text:list-item>
          <text:p text:style-name="P8"><text:span text:style-name="T10">METODOLOGIA</text:span></text:p>
        </text:list-item>
      </text:list>
      <text:p text:style-name="P9"><text:span text:style-name="T11"/></text:p>
      <text:p text:style-name="P10"><text:span text:style-name="T12"><text:tab/>Os dados foram estudados com o auxílio do software - “R: The Project for Statistical Computing”. O código utilizado para criar os gráficos, tabelas assim como extrair as informações do dataset estão disponíveis no apêndice.</text:span></text:p>
      <text:p text:style-name="P10"><text:span text:style-name="T12"><text:tab/>Quanto às análises : exibimos um recurso gráfico informacional cuja forma de exposição depende da natureza da varíavel observada<text:s/></text:span><text:span text:style-name="T13">–</text:span><text:span text:style-name="T14"><text:s/>vari</text:span><text:span text:style-name="T15">áveis quantitativas contínuas, por exemplo, têm como preferência a utilização de histogramas.</text:span></text:p>
      <text:p text:style-name="P10"><text:span text:style-name="T15"><text:tab/>Na hora de estabelecer inter-relações entre as diferentes variáveis poderão ser utilizadas diferentes medidas quando aplicável ( ambas as variáveis são de natureza quantitativa ). São elas :</text:span></text:p>
      <text:p text:style-name="P10"><text:span text:style-name="T15"><text:tab/>- Medidas de Tendência Central (Média, Mediana, Moda).</text:span></text:p>
      <text:p text:style-name="P10"><text:span text:style-name="T15"><text:tab/>- Medidas de Variabilidade (Amplitude entre terceiro e segundo quartil, Desvio Padrão).</text:span></text:p>
      <text:p text:style-name="P10"><text:span text:style-name="T15"><text:tab/>Caso realizadas comparações quanto aos níveis de dispersão de variáveis com medidas </text:span></text:p>
      <text:p text:style-name="P10"><text:span text:style-name="T15">e/ou tipos diferentes (i.e altura e sexo) será utilizado o Coeficiente de Variação.</text:span></text:p>
      <text:p text:style-name="P10"><text:span text:style-name="T16"/></text:p>
      <text:list text:style-name="L11">
        <text:list-item>
          <text:p text:style-name="P11"><text:span text:style-name="T17">RESULTADOS</text:span></text:p>
        </text:list-item>
      </text:list>
      <text:p text:style-name="P12"><draw:frame text:anchor-type="as-char" svg:width="169.07mm" svg:height="121.44mm" style:rel-width="scale" style:rel-height="scale"><draw:object-ole xlink:href="OleObj1"/><draw:image xlink:href="ObjectReplacements/OleObj1"/></draw:frame><text:span text:style-name="T18"/></text:p>
      <text:p text:style-name="P13"><text:span text:style-name="T19">Figura 1: Gráfico de Barras<text:s/></text:span><text:span text:style-name="T20">–</text:span><text:span text:style-name="T21"><text:s/>Sexo por Curso</text:span></text:p>
      <text:p text:style-name="P14"><text:span text:style-name="T22"><text:tab/>O gráfico acima mostra que a frequência relativa de homens é maior que a de mulheres para a maioria dos casos observados ( 9 em 13 ), com exceção para os cursos<text:s/></text:span><text:span text:style-name="T23">–</text:span><text:span text:style-name="T24"><text:s/>Engenharias Ambiental, Controle de Automa</text:span><text:span text:style-name="T25">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span></text:p>
      <text:p text:style-name="P14"><text:span text:style-name="T26"/></text:p>
      <text:p text:style-name="P14"><text:span text:style-name="T26"/></text:p>
      <text:p text:style-name="P15"><draw:frame text:anchor-type="as-char" svg:width="127.00mm" svg:height="127.00mm" style:rel-width="scale" style:rel-height="scale"><draw:object-ole xlink:href="OleObj2"/><draw:image xlink:href="ObjectReplacements/OleObj2"/></draw:frame><text:span text:style-name="T27">Histograma<text:s/></text:span><text:span text:style-name="T28">–</text:span><text:span text:style-name="T29"><text:s/>N</text:span><text:span text:style-name="T30">úmero de Alunos X Faixa Etária</text:span></text:p>
      <text:p text:style-name="P16"><text:span text:style-name="T31"/></text:p>
      <text:p text:style-name="P17"><text:span text:style-name="T32">Figura 2:<text:s/></text:span><text:span text:style-name="T33">Histograma<text:s/></text:span><text:span text:style-name="T34">–</text:span><text:span text:style-name="T35"><text:s/>N</text:span><text:span text:style-name="T36">úmero de Alunos por Faixa Etária</text:span></text:p>
      <text:p text:style-name="P18"><text:span text:style-name="T37"><text:tab/>Média Aritmética: 20,2 Anos<text:tab/>Mediana: 20 Anos<text:tab/>Moda: 19 Anos</text:span></text:p>
      <text:p text:style-name="P18"><text:span text:style-name="T38"><text:tab/>A partir da análise dos dados da Figura 2: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span></text:p>
      <text:p text:style-name="P18"><text:span text:style-name="T39"/></text:p>
      <text:p text:style-name="P19"><text:span text:style-name="T39"/></text:p>
      <text:p text:style-name="P19"><text:span text:style-name="T40">Boxplot<text:s/></text:span><text:span text:style-name="T41">–</text:span><text:span text:style-name="T42"><text:s/>Idade X Sexo</text:span></text:p>
      <text:p text:style-name="P20"><draw:frame text:anchor-type="as-char" svg:width="127.00mm" svg:height="127.00mm" style:rel-width="scale" style:rel-height="scale"><draw:object-ole xlink:href="OleObj3"/><draw:image xlink:href="ObjectReplacements/OleObj3"/></draw:frame><text:span text:style-name="T43"/></text:p>
      <text:p text:style-name="P21"><text:span text:style-name="T44">Figura 3: Boxplot<text:s/></text:span><text:span text:style-name="T45">–</text:span><text:span text:style-name="T46"><text:s/>Idade por Sexo</text:span></text:p>
      <text:p text:style-name="P21"><text:span text:style-name="T47"/></text:p>
      <text:p text:style-name="P22"><text:span text:style-name="T48"><text:tab/>Ao analisar esse Boxplot observa-se que a idade por sexo dos alunos da turma TN do curso de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span></text:p>
      <text:p text:style-name="P22"><text:span text:style-name="T49"/></text:p>
      <text:p text:style-name="P23"><draw:frame text:anchor-type="as-char" svg:width="146.31mm" svg:height="146.05mm" style:rel-width="scale" style:rel-height="scale"><draw:object-ole xlink:href="OleObj4"/><draw:image xlink:href="ObjectReplacements/OleObj4"/></draw:frame><text:span text:style-name="T50">Gráfico de barras<text:s/></text:span><text:span text:style-name="T51">–</text:span><text:span text:style-name="T52"><text:s/>Sexo X Local de Nascimento</text:span></text:p>
      <text:p text:style-name="P24"><text:span text:style-name="T53">Figura 4: Gráfico de Barras<text:s/></text:span><text:span text:style-name="T54">–</text:span><text:span text:style-name="T55"><text:s/>Sexo por Local de Nascimento</text:span></text:p>
      <text:p text:style-name="P24"><text:span text:style-name="T56"/></text:p>
      <text:p text:style-name="P25"><text:span text:style-name="T57"><text:tab/>A partir da análise dos dados representados pelo gráfico acima observa-se que mais de 60% dos alunos entrevistados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span></text:p>
      <text:p text:style-name="P25"><text:span text:style-name="T58"/></text:p>
      <text:p text:style-name="P26"><draw:frame text:anchor-type="as-char" svg:width="127.00mm" svg:height="127.00mm" style:rel-width="scale" style:rel-height="scale"><draw:object-ole xlink:href="OleObj5"/><draw:image xlink:href="ObjectReplacements/OleObj5"/></draw:frame><text:span text:style-name="T59">Boxplot<text:s/></text:span><text:span text:style-name="T60">–</text:span><text:span text:style-name="T61"><text:s/>Tentativas no Enem X Anos no Cursinho</text:span></text:p>
      <text:p text:style-name="P27"><text:span text:style-name="T62">Figura 5: Boxplot -<text:s text:c="2"/>Tentativas ENEM por Anos no Cursinho</text:span></text:p>
      <text:p text:style-name="P27"><text:span text:style-name="T63"/></text:p>
      <text:p text:style-name="P28"><text:span text:style-name="T64"><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line-break/></text:span></text:p>
      <text:p text:style-name="P29"><text:span text:style-name="T65"/></text:p>
      <text:p text:style-name="P30"><draw:frame text:anchor-type="as-char" svg:width="170.13mm" svg:height="137.58mm" style:rel-width="scale" style:rel-height="scale"><draw:object-ole xlink:href="OleObj6"/><draw:image xlink:href="ObjectReplacements/OleObj6"/></draw:frame><text:span text:style-name="T66">Figura 6: Tabela - Principais Contribuições na Escolha do Curso por Sexo</text:span></text:p>
      <text:p text:style-name="P31"><text:span text:style-name="T67"/></text:p>
      <text:p text:style-name="P32"><text:span text:style-name="T68"><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span></text:p>
      <text:p text:style-name="P33"><draw:frame text:anchor-type="as-char" svg:width="84.93mm" svg:height="297.13mm" style:rel-width="scale" style:rel-height="scale"><draw:object-ole xlink:href="OleObj7"/><draw:image xlink:href="ObjectReplacements/OleObj7"/></draw:frame><text:span text:style-name="T69"/></text:p>
      <text:p text:style-name="P34"><text:span text:style-name="T70">Figura 7: Tabela<text:s/></text:span><text:span text:style-name="T71">–</text:span><text:span text:style-name="T72"><text:s/>Influ</text:span><text:span text:style-name="T73">ências por Curso</text:span></text:p>
      <text:p text:style-name="P34"><text:span text:style-name="T74"/></text:p>
      <text:p text:style-name="P35"><text:span text:style-name="T75">Na Tabela de Frequências para Influência na escolha do Curso podemos observar que o professor é o fator que mais exerce influência na escolha, com uma frequência relativa de 22,54%, baseando-se nos dados da turma TN. Nota-se também que há uma influência significativa de<text:s text:c="2"/>Parentes, Pesquisa na Mídia e Orientação vocacional na escolha, visto que possuem frequências entre 5,66% e 9,43%.</text:span></text:p>
      <text:p text:style-name="P36"><text:span text:style-name="T75">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span></text:p>
      <text:p text:style-name="P37"><text:span text:style-name="T75"><text:line-break/></text:span></text:p>
      <text:p text:style-name="P38"><text:span text:style-name="T76">Gráfico de Barras<text:s/></text:span><text:span text:style-name="T77">–</text:span><text:span text:style-name="T78"><text:s/>Religi</text:span><text:span text:style-name="T79">ão (Frequência Relativa) X Curso</text:span></text:p>
      <text:p text:style-name="P39"><draw:frame text:anchor-type="as-char" svg:width="127.00mm" svg:height="127.00mm" style:rel-width="scale" style:rel-height="scale"><draw:object-ole xlink:href="OleObj8"/><draw:image xlink:href="ObjectReplacements/OleObj8"/></draw:frame><text:span text:style-name="T80"/></text:p>
      <text:p text:style-name="P40"><text:span text:style-name="T81">Figura 8: Gráfico de Barras<text:s/></text:span><text:span text:style-name="T82">–</text:span><text:span text:style-name="T83"><text:s/>Religi</text:span><text:span text:style-name="T84">ão por Curso</text:span></text:p>
      <text:p text:style-name="P40"><text:span text:style-name="T85"/></text:p>
      <text:p text:style-name="P41"><text:span text:style-name="T86"><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span></text:p>
      <text:p text:style-name="P41"><text:span text:style-name="T87"/></text:p>
      <text:p text:style-name="P42"><text:span text:style-name="T88">Boxplot<text:s/></text:span><text:span text:style-name="T89">–</text:span><text:span text:style-name="T90"><text:s/>Renda X Trabalho</text:span></text:p>
      <text:p text:style-name="P43"><draw:frame text:anchor-type="as-char" svg:width="123.30mm" svg:height="107.42mm" style:rel-width="scale" style:rel-height="scale"><draw:object-ole xlink:href="OleObj9"/><draw:image xlink:href="ObjectReplacements/OleObj9"/></draw:frame><text:span text:style-name="T92">Figura 9: Boxplot<text:s/></text:span><text:span text:style-name="T93">–</text:span><text:span text:style-name="T94"><text:s/>Renda por Trabalho</text:span></text:p>
      <text:p text:style-name="P44"><text:span text:style-name="T95"><text:tab/>Na comparação das variáveis renda por trabalho temos que<text:s text:c="2"/>a caixa representante dos alunos que não trabalham é superior em amplitude contra as outras categorias dessa variável, demonstrando que o grupo dos<text:s text:c="2"/>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span></text:p>
      <text:p text:style-name="P45"><text:span text:style-name="T96">Boxplot<text:s/></text:span><text:span text:style-name="T97">–</text:span><text:span text:style-name="T98"><text:s/>Peso (kg) X Curso</text:span></text:p>
      <text:p text:style-name="P46"><text:span text:style-name="T99"/></text:p>
      <text:p text:style-name="P47"><draw:frame text:anchor-type="as-char" svg:width="127.00mm" svg:height="127.00mm" style:rel-width="scale" style:rel-height="scale"><draw:object-ole xlink:href="OleObj10"/><draw:image xlink:href="ObjectReplacements/OleObj10"/></draw:frame><text:span text:style-name="T100">Figura 10: Boxplot<text:s/></text:span><text:span text:style-name="T101">–</text:span><text:span text:style-name="T102"><text:s/>Peso (kg) por Curso</text:span></text:p>
      <text:p text:style-name="P48"><text:span text:style-name="T103"><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span></text:p>
      <text:p text:style-name="P49"><text:span text:style-name="T104"/></text:p>
      <text:p text:style-name="P50"><text:span text:style-name="T105">Boxplot<text:s/></text:span><text:span text:style-name="T106">–</text:span><text:span text:style-name="T107"><text:s/>Altura (m) X Sexo</text:span></text:p>
      <text:p text:style-name="P51"><draw:frame text:anchor-type="as-char" svg:width="127.00mm" svg:height="127.00mm" style:rel-width="scale" style:rel-height="scale"><draw:object-ole xlink:href="OleObj11"/><draw:image xlink:href="ObjectReplacements/OleObj11"/></draw:frame><text:span text:style-name="T108"/></text:p>
      <text:p text:style-name="P52"><text:span text:style-name="T109">Figura 11: Boxplot<text:s/></text:span><text:span text:style-name="T110">–</text:span><text:span text:style-name="T111"><text:s/>Altura (m) por Sexo</text:span></text:p>
      <text:p text:style-name="P53"><text:span text:style-name="T112"><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span></text:p>
      <text:p text:style-name="P53"><text:span text:style-name="T113"/></text:p>
      <text:p text:style-name="P54"><text:span text:style-name="T113"/></text:p>
      <text:p text:style-name="P54"><text:span text:style-name="T114">Gráfico de Barras<text:s/></text:span><text:span text:style-name="T115">–</text:span><text:span text:style-name="T116"><text:s/>Expectativa (Frequ</text:span><text:span text:style-name="T117">ência Relativa) X Curso</text:span></text:p>
      <text:p text:style-name="P55"><text:span text:style-name="T118"/></text:p>
      <text:p text:style-name="P56"><draw:frame text:anchor-type="as-char" svg:width="127.00mm" svg:height="127.00mm" style:rel-width="scale" style:rel-height="scale"><draw:object-ole xlink:href="OleObj12"/><draw:image xlink:href="ObjectReplacements/OleObj12"/></draw:frame><text:span text:style-name="T119">Figura 12: Gráfico de Barras<text:s/></text:span><text:span text:style-name="T120">–</text:span><text:span text:style-name="T121"><text:s/>Expectativa por Curso</text:span></text:p>
      <text:p text:style-name="P57"><text:span text:style-name="T122"><text:tab/>Tendo como referência o gráfico de barras acima e a suas frequências relativas apresentadas pode-se apontar o seguinte: Apesar de termos dois cursos com 100% de frequência da categoria “Ruim”, os cursos presentes apresentam expectativas bem positivas em sua maioria, dominando frequência em 7 de 13 cursos, ou<text:s text:c="2"/>8 de 13, considerando a categoria “Ótima” como acumulativa no caso do curso de Engenharia Ambiental. Além disso, a categoria “Péssima” é quase inexistente estando p</text:span><text:span text:style-name="T123">ŕesente em apenas em 1 curso, o de Matem</text:span><text:span text:style-name="T124">ática, representando menos de 10% de todas as opiniões coletadas nesse curso. Com esse gráfico de barras temos clara dominância de boas expectativas.</text:span></text:p>
      <text:p text:style-name="P58"><text:span text:style-name="T125"/></text:p>
      <text:p text:style-name="P59"><text:span text:style-name="T126">Gráfico de Barras<text:s/></text:span><text:span text:style-name="T127">–</text:span><text:span text:style-name="T128"><text:s/>Inicia</text:span><text:span text:style-name="T129">ção Científica (%) X Curso</text:span></text:p>
      <text:p text:style-name="P60"><text:span text:style-name="T130"/></text:p>
      <text:p text:style-name="P60"><draw:frame text:anchor-type="as-char" svg:width="170.39mm" svg:height="115.62mm" style:rel-width="scale" style:rel-height="scale"><draw:object-ole xlink:href="OleObj13"/><draw:image xlink:href="ObjectReplacements/OleObj13"/></draw:frame><text:span text:style-name="T130"/></text:p>
      <text:p text:style-name="P61"><text:span text:style-name="T131">Figura 13: Gráfico de Barras<text:s/></text:span><text:span text:style-name="T132">–</text:span><text:span text:style-name="T133"><text:s/>Inicia</text:span><text:span text:style-name="T134">ção Ciêntifica por Curso</text:span></text:p>
      <text:p text:style-name="P62"><text:span text:style-name="T135"><text:tab/>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text:s text:c="2"/>relativamente superior. Para mais, em três cursos: Química, Eng. Ambiental e Matématica, temos alunos que realizam Iniciação Científica Voluntária.</text:span></text:p>
      <text:p text:style-name="P63"><text:span text:style-name="T136"/></text:p>
      <text:p text:style-name="P64"><text:span text:style-name="T137">Boxplot<text:s/></text:span><text:span text:style-name="T138">–</text:span><text:span text:style-name="T139"><text:s/>Hora de Estudos X Sexo</text:span></text:p>
      <text:p text:style-name="P65"><draw:frame text:anchor-type="as-char" svg:width="127.00mm" svg:height="127.00mm" style:rel-width="scale" style:rel-height="scale"><draw:object-ole xlink:href="OleObj14"/><draw:image xlink:href="ObjectReplacements/OleObj14"/></draw:frame><text:span text:style-name="T140"/></text:p>
      <text:p text:style-name="P65"><text:span text:style-name="T141">Figura 14: Boxplot<text:s/></text:span><text:span text:style-name="T142">–</text:span><text:span text:style-name="T143"><text:s/>Horas de Estudo por Sexo</text:span></text:p>
      <text:p text:style-name="P66"><text:span text:style-name="T144"><text:tab/>Pode-se fazer as seguintes afirmações sobre a distribuição das horas de estudo entre os dois<text:s text:c="2"/>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text:s text:c="2"/>por sua caixa possuir maior altura (maior diferença entre o terceiro e o segundo quartil), além de estudar mais que os homens, já que sua mediana ( 10 horas ) é maior que a da categoria masculina ( aproximadamente 8 horas ).</text:span></text:p>
      <text:p text:style-name="P67"><text:span text:style-name="T145"/></text:p>
      <text:list text:style-name="L68">
        <text:list-item>
          <text:p text:style-name="P68"><text:span text:style-name="T146">CONCLUSÃO</text:span></text:p>
        </text:list-item>
      </text:list>
      <text:p text:style-name="P69"><text:span text:style-name="T147"><text:tab/>...</text:span></text:p>
      <text:p text:style-name="P69"><text:span text:style-name="T147"><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span></text:p>
      <text:list text:style-name="L70">
        <text:list-item>
          <text:p text:style-name="P70"><text:span text:style-name="T148">APÊNDICE.</text:span></text:p>
        </text:list-item>
      </text:list>
      <text:p text:style-name="P71"><text:span text:style-name="T149"/></text:p>
      <text:p text:style-name="P72"><text:span text:style-name="T150">“R: The Project for Statistical Computing” :<text:s/></text:span><text:a xlink:href="https://www.r-project.org/"><text:span text:style-name="T151">https://www.r-project.org/</text:span></text:a><text:span text:style-name="T152"><text:s/></text:span></text:p>
      <text:p text:style-name="P72"><text:span text:style-name="T152">"Quick-R by DataCamp":<text:s/></text:span><text:a xlink:href="https://www.statmethods.net/index.html"><text:span text:style-name="T153">https://www.statmethods.net/index.html</text:span></text:a><text:span text:style-name="T154"/></text:p>
      <text:p text:style-name="P72"><text:span text:style-name="T155">“Censo Ufmg” :<text:s/></text:span><text:a xlink:href="https://www.ufmg.br/censo/"><text:span text:style-name="T156">https://www.ufmg.br/censo/</text:span></text:a><text:span text:style-name="T157"><text:s/></text:span></text:p>
      <text:p text:style-name="P73"><text:span text:style-name="T158">Leitura CSV: dados&lt;- read.csv("code.csv", sep=";", dec=",", header=T);<text:s text:c="6"/>attach(dados);</text:span></text:p>
      <text:p text:style-name="P74"><text:span text:style-name="T159">Figura 2: Histograma - Número de Alunos por Faixa Etária</text:span></text:p>
      <text:p text:style-name="P75"><text:span text:style-name="T160">tab_idade&lt;- table(idade)</text:span></text:p>
      <text:p text:style-name="P75"><text:span text:style-name="T160">tab_idade_relat&lt;- round(prop.table(t5)*100, 2)</text:span></text:p>
      <text:p text:style-name="P75"><text:span text:style-name="T160">png("faixaEtariaXqtdeAlunos.png")</text:span></text:p>
      <text:p text:style-name="P75"><text:span text:style-name="T160"><text:tab/>hist_idade&lt;- hist(idade, freq=T, xlab= "Faixa Etária", ylab= "Número de Alunos",</text:span></text:p>
      <text:p text:style-name="P75"><text:span text:style-name="T160"><text:s text:c="5"/><text:tab/><text:s text:c="7"/><text:tab/><text:s text:c="5"/>ylim= c(0, 30), col=cores, main=" ");</text:span></text:p>
      <text:p text:style-name="P75"><text:span text:style-name="T160"><text:tab/>grid(nx=NA, ny=NULL);</text:span></text:p>
      <text:p text:style-name="P75"><text:span text:style-name="T160"><text:tab/>text(h$mids, h$counts, labels=round(tab_idade_relat, 2), adj=c(0.5, -0.5));</text:span></text:p>
      <text:p text:style-name="P75"><text:span text:style-name="T160">dev.off()</text:span></text:p>
      <text:p text:style-name="P76"><text:span text:style-name="T161">Figura 3: Boxplot - Idade por Sexo</text:span></text:p>
      <text:p text:style-name="P77"><text:span text:style-name="T162">png("idadeXsexo.png")</text:span></text:p>
      <text:p text:style-name="P77"><text:span text:style-name="T162"><text:tab/>boxplot(idade~sexo, ylab= "Idade (anos)", main= " ", col = "lightblue")</text:span></text:p>
      <text:p text:style-name="P77"><text:span text:style-name="T162"><text:tab/>legend("topleft", legend=c("0 = Feminino", "1 = Masculino"))</text:span></text:p>
      <text:p text:style-name="P77"><text:span text:style-name="T162">dev.off()</text:span></text:p>
      <text:p text:style-name="P78"><text:span text:style-name="T163">Figura 4: Gráfico de Barras - Sexo por Local de Nascimento</text:span></text:p>
      <text:p text:style-name="P79"><text:span text:style-name="T164">t8&lt;- table(local, sexo)</text:span></text:p>
      <text:p text:style-name="P79"><text:span text:style-name="T164">tLocal&lt;- round(prop.table(t8)*100,2)</text:span></text:p>
      <text:p text:style-name="P79"><text:span text:style-name="T164">nomes.linha&lt;- c("Capital", "Interior do estado", "Outro Estado", "Outro País")</text:span></text:p>
      <text:p text:style-name="P79"><text:span text:style-name="T164">nomes.coluna&lt;- c("Feminino", "Masculino")</text:span></text:p>
      <text:p text:style-name="P79"><text:span text:style-name="T164">dimnames(tLocal)&lt;- list(nomes.linha, nomes.coluna)</text:span></text:p>
      <text:p text:style-name="P79"><text:span text:style-name="T164">barplot(t(tLocal),</text:span></text:p>
      <text:p text:style-name="P79"><text:span text:style-name="T164"><text:s text:c="8"/>ylab="Frequência Relativa de Sexo (%)",</text:span></text:p>
      <text:p text:style-name="P79"><text:span text:style-name="T164"><text:tab/>xlab= "Local de Nascimento",</text:span></text:p>
      <text:p text:style-name="P79"><text:span text:style-name="T164"><text:s text:c="8"/>names.arg=nomes.linha, </text:span></text:p>
      <text:p text:style-name="P79"><text:span text:style-name="T164"><text:s text:c="8"/>cex.lab=0.8,</text:span></text:p>
      <text:p text:style-name="P79"><text:span text:style-name="T164"><text:s text:c="8"/>cex.axis=0.8,</text:span></text:p>
      <text:p text:style-name="P79"><text:span text:style-name="T164"><text:s text:c="8"/>cex.names=0.6,</text:span></text:p>
      <text:p text:style-name="P79"><text:span text:style-name="T164"><text:s text:c="8"/>col= c("white", "black"),</text:span></text:p>
      <text:p text:style-name="P79"><text:span text:style-name="T164"><text:s text:c="8"/>legend.text=T,</text:span></text:p>
      <text:p text:style-name="P79"><text:span text:style-name="T164"><text:s text:c="8"/>ylim=c(0,100),</text:span></text:p>
      <text:p text:style-name="P79"><text:span text:style-name="T164"><text:tab/>las= 1</text:span></text:p>
      <text:p text:style-name="P79"><text:span text:style-name="T164"><text:tab/><text:s text:c="2"/>)</text:span></text:p>
      <text:p text:style-name="P80"><text:span text:style-name="T165">Figura 8: Gráfico de Barras - Religião por Curso</text:span></text:p>
      <text:p text:style-name="P81"><text:span text:style-name="T166">tab_curso_relig&lt;- table(curso, religiao)</text:span></text:p>
      <text:p text:style-name="P81"><text:span text:style-name="T166">tab_curso_relig_relat&lt;- round(prop.table(tab_curso_relig)*100, 2)</text:span></text:p>
      <text:p text:style-name="P81"><text:span text:style-name="T166">nomes.coluna&lt;- c("Catolica", "Evangelica", "Agnostico", "Ateu", "Judeu") </text:span></text:p>
      <text:p text:style-name="P81"><text:span text:style-name="T166">nomes.linha&lt;- c("Eng. Espacial", "Eng. Ambiental", "Eng. Controle", "Eng. Minas", "Eng. Producao", </text:span></text:p>
      <text:p text:style-name="P81"><text:span text:style-name="T166"><text:tab/><text:s text:c="5"/>"Eng. Sistemas", "Eng. Mecanica", "Eng. Metalurgica","Geologia", "Lic. Matematica", "Matematica",</text:span></text:p>
      <text:p text:style-name="P81"><text:span text:style-name="T166"><text:tab/><text:s text:c="6"/>"Quimica", "Sist. Informacao")</text:span></text:p>
      <text:p text:style-name="P81"><text:span text:style-name="T166">dimnames(tab_curso_relig_relat)&lt;- list(nomes.linha, nomes.coluna)</text:span></text:p>
      <text:p text:style-name="P81"><text:span text:style-name="T166">tab_curso_relig_relat&lt;- round(prop.table(tab_curso_relig, margin=1)*100,2)</text:span></text:p>
      <text:p text:style-name="P81"><text:span text:style-name="T166">nomes.coluna&lt;- c("Catolica", "Evangelica", "Agnostico", "Ateu", "Judeu") </text:span></text:p>
      <text:p text:style-name="P81"><text:span text:style-name="T166">nomes.linha&lt;- c("Eng. Espacial", "Eng. Ambiental", "Eng. Controle", "Eng. Minas", </text:span></text:p>
      <text:p text:style-name="P81"><text:span text:style-name="T166"><text:tab/><text:s text:c="5"/>"Eng. Producao", "Eng. Sistemas", "Eng. Mecanica", "Eng. Metalurgica",</text:span></text:p>
      <text:p text:style-name="P81"><text:span text:style-name="T166"><text:tab/><text:s text:c="6"/>"Geologia", "Lic. Matematica", "Matematica", "Quimica", "Sist. Informacao")</text:span></text:p>
      <text:p text:style-name="P81"><text:span text:style-name="T166">dimnames(tab_curso_relig_relat)&lt;- list(nomes.linha, nomes.coluna)</text:span></text:p>
      <text:p text:style-name="P81"><text:span text:style-name="T166">png("religiaoXcurso.png")</text:span></text:p>
      <text:p text:style-name="P81"><text:span text:style-name="T166"><text:s text:c="3"/>barplot(t(tab_curso_relig_relat),</text:span></text:p>
      <text:p text:style-name="P81"><text:span text:style-name="T166"><text:s text:c="8"/>ylab="Frequência Relativa de Religião(%)",</text:span></text:p>
      <text:p text:style-name="P81"><text:span text:style-name="T166"><text:s text:c="8"/>names.arg=nomes.linha, </text:span></text:p>
      <text:p text:style-name="P81"><text:span text:style-name="T166"><text:s text:c="8"/>cex.lab=0.8,</text:span></text:p>
      <text:p text:style-name="P81"><text:span text:style-name="T166"><text:s text:c="8"/>cex.axis=0.8,</text:span></text:p>
      <text:p text:style-name="P81"><text:span text:style-name="T166"><text:s text:c="8"/>cex.names=0.6,</text:span></text:p>
      <text:p text:style-name="P81"><text:span text:style-name="T166"><text:s text:c="8"/>col= rainbow(length(nomes.coluna)),</text:span></text:p>
      <text:p text:style-name="P81"><text:span text:style-name="T166"><text:s text:c="8"/>legend.text=T,</text:span></text:p>
      <text:p text:style-name="P81"><text:span text:style-name="T166"><text:s text:c="8"/>ylim=c(0,150),</text:span></text:p>
      <text:p text:style-name="P81"><text:span text:style-name="T166"><text:s text:c="8"/>las= 2</text:span></text:p>
      <text:p text:style-name="P81"><text:span text:style-name="T166"><text:s text:c="3"/>)</text:span></text:p>
      <text:p text:style-name="P81"><text:span text:style-name="T166">dev.off()</text:span></text:p>
      <text:p text:style-name="P82"><text:span text:style-name="T167">Figura 10: Boxplot<text:s/></text:span><text:span text:style-name="T168">–</text:span><text:span text:style-name="T169"><text:s/>Peso (kg) por Curso</text:span></text:p>
      <text:p text:style-name="P83"><text:span text:style-name="T170">peso= as.numeric(as.character(peso))</text:span></text:p>
      <text:p text:style-name="P83"><text:span text:style-name="T170">png("boxplot_peso_curso.png")</text:span></text:p>
      <text:p text:style-name="P83"><text:span text:style-name="T170"><text:s text:c="3"/>boxplot(peso~curso, xlab= "", ylab="Peso por curso (em kg)", col= rainbow(length(curso)), </text:span></text:p>
      <text:p text:style-name="P83"><text:span text:style-name="T170"><text:s text:c="17"/>names= legCurso, cex.axis=0.6, cex.lab=1.2, las=2 )</text:span></text:p>
      <text:p text:style-name="P83"><text:span text:style-name="T170"><text:s text:c="3"/>grid(nx= NULL, ny= NULL)</text:span></text:p>
      <text:p text:style-name="P83"><text:span text:style-name="T170">dev.off()</text:span></text:p>
      <text:p text:style-name="P84"><text:span text:style-name="T171">Figura 11: Boxplot - Altura (m) por Sexo</text:span></text:p>
      <text:p text:style-name="P85"><text:span text:style-name="T172">altura= as.numeric(as.character(altura))</text:span></text:p>
      <text:p text:style-name="P85"><text:span text:style-name="T172">png("boxplot_altura_sexo.png")</text:span></text:p>
      <text:p text:style-name="P85"><text:span text:style-name="T172"><text:tab/>boxplot(altura~sexo, xlab= "", ylab="Altura (em metros)", main="",</text:span></text:p>
      <text:p text:style-name="P85"><text:span text:style-name="T172"><text:tab/><text:s text:c="14"/>col= c("Lightblue", "Pink"), names= c("Feminino", "Masculino"))</text:span></text:p>
      <text:p text:style-name="P85"><text:span text:style-name="T172"><text:tab/>grid(nx= NA, ny= NULL)</text:span></text:p>
      <text:p text:style-name="P85"><text:span text:style-name="T172">dev.off()</text:span></text:p>
      <text:p text:style-name="P85"><text:span text:style-name="T173">Figura 13: Gráfico de Barras<text:s/></text:span><text:span text:style-name="T174">–</text:span><text:span text:style-name="T175"><text:s/>Iniciação Ciêntifica por Curso</text:span></text:p>
      <text:p text:style-name="P86"><text:span text:style-name="T176">t1 &lt;- table(ic,curso)</text:span></text:p>
      <text:p text:style-name="P86"><text:span text:style-name="T176">t1 &lt;- round(prop.table(t1,margin=2)*100,2)</text:span></text:p>
      <text:p text:style-name="P86"><text:span text:style-name="T176">legendaCurso = c("Eng. Espacial", "Eng. Ambiental", "Eng. Controle", "Eng. Minas", "Eng. Produção",</text:span></text:p>
      <text:p text:style-name="P86"><text:span text:style-name="T176"><text:tab/> "Eng. Sistemas", "Eng. Mecânica", "Eng. Metalúrgica", "Geologia", "Lic. Matemática", </text:span></text:p>
      <text:p text:style-name="P86"><text:span text:style-name="T176"><text:tab/> "Matemática", "Química", "Sist. Informação")</text:span></text:p>
      <text:p text:style-name="P86"><text:span text:style-name="T176">cor = rainbow(length(legendaCurso))</text:span></text:p>
      <text:p text:style-name="P86"><text:span text:style-name="T176">barCursoIc &lt;- barplot(</text:span></text:p>
      <text:p text:style-name="P86"><text:span text:style-name="T176"><text:tab/>t1,</text:span></text:p>
      <text:p text:style-name="P86"><text:span text:style-name="T176"><text:tab/>names.arg = legendaCurso,</text:span></text:p>
      <text:p text:style-name="P86"><text:span text:style-name="T176"><text:s/><text:tab/>ylab = "Iniciacao Cientifica (%)", </text:span></text:p>
      <text:p text:style-name="P86"><text:span text:style-name="T176"><text:tab/>xlab = "", </text:span></text:p>
      <text:p text:style-name="P86"><text:span text:style-name="T176"><text:tab/>ylim = c(0,101), </text:span></text:p>
      <text:p text:style-name="P86"><text:span text:style-name="T176"><text:tab/>xlim = c(0,23), </text:span></text:p>
      <text:p text:style-name="P86"><text:span text:style-name="T176"><text:tab/>cex.names=0.6, </text:span></text:p>
      <text:p text:style-name="P86"><text:span text:style-name="T176"><text:tab/>col = cor, </text:span></text:p>
      <text:p text:style-name="P86"><text:span text:style-name="T176"><text:tab/>xaxs="i",</text:span></text:p>
      <text:p text:style-name="P86"><text:span text:style-name="T176"><text:tab/>las=2,</text:span></text:p>
      <text:p text:style-name="P86"><text:span text:style-name="T176">)</text:span></text:p>
      <text:p text:style-name="P86"><text:span text:style-name="T176">legend(</text:span></text:p>
      <text:p text:style-name="P86"><text:span text:style-name="T176"><text:tab/>"topright",</text:span></text:p>
      <text:p text:style-name="P86"><text:span text:style-name="T176"><text:tab/>legend = c("Não faz IC","IC com Bolsa","IC sem Bolsa","IC Voluntária"),</text:span></text:p>
      <text:p text:style-name="P86"><text:span text:style-name="T176"><text:tab/>fill = cor,</text:span></text:p>
      <text:p text:style-name="P86"><text:span text:style-name="T176"><text:tab/>bty = "n"</text:span></text:p>
      <text:p text:style-name="P86"><text:span text:style-name="T176">)<text:s/></text:span><text:span text:style-name="T177"/></text:p>
      <text:p text:style-name="P87"><text:span text:style-name="T178">Figura 14: Boxplot - Horas de Estudo por Sexo</text:span></text:p>
      <text:p text:style-name="P88"><text:span text:style-name="T179">png("horasXsexo.png")</text:span></text:p>
      <text:p text:style-name="P88"><text:span text:style-name="T179"><text:tab/>boxplot(h_estudo~sexo, ylab= "Horas de estudo", main= " ", col = "green")</text:span></text:p>
      <text:p text:style-name="P88"><text:span text:style-name="T179"><text:tab/>legend("topleft", legend=c("0 = Feminino", "1 = Masculino"))</text:span></text:p>
      <text:p text:style-name="P88"><text:span text:style-name="T179">dev.off()</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